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f060" officeooo:paragraph-rsid="0014f0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ative 2.</text:p>
      <text:p text:style-name="Standard"/>
      <text:p text:style-name="Standard">A large part of my day-to-day role involves maintaining and optimising ETLs that pull data from a variety of sources into a centralised datamart, powering reporting through Power BI. One of our key data sources is a legacy database called StaffManager, which holds information about agents’ competencies, access levels, team structures, and line management. As we prepared for a planned migration to Google Cloud Platform (GCP), our team identified the ETL for StaffManager as one of the most resource-intensive parts of the pipeline and a likely source of inflated costs under a usage-based cloud model.</text:p>
      <text:p text:style-name="Standard"/>
      <text:p text:style-name="Standard">During a pre-migration review with data engineers and senior leadership, we flagged the existing StaffManager process as a potential cost risk. Hundreds of thousands of rows were being imported daily across over a dozen tables. This had both financial (GCP charges per query/data volume) and operational (ETL runtime of 2.5–3.5 hours, blocking dependencies) implications.</text:p>
      <text:p text:style-name="Standard"/>
      <text:p text:style-name="Standard">I participated in a deep-dive investigation into the source of this inefficiency. Working through the pipeline step by step, from our RAW import layer through staging and into the datamart. we identified that the RAW tables were set up as Type 1: they created new rows daily for each colleague, even when there was no change in the data. Since the RAW layer is owned by another team and embedded in a broader ecosystem of legacy systems, we couldn’t alter it directly. A larger system overhaul would have required a business case beyond the scope of this cost review. However, a data engineering incident was formally logged with leadership to record this technical debt for future consideration.</text:p>
      <text:p text:style-name="Standard"/>
      <text:p text:style-name="Standard">As a solution, I took ownership of redesigning the StaffManager ETL to operate more efficiently downstream, effectively transforming our import process into a change-tracking, Type 2-like model. I developed a new intermediary layer that compares each incoming row against existing records and pushes only changed data forward. This reduced unnecessary duplication and allowed us to significantly slim down our daily processing volumes.</text:p>
      <text:p text:style-name="Standard"/>
      <text:p text:style-name="Standard">To build this solution, I used User Stored Procedures (USPs) to identify overlaps and redundancies, keying on stable fields like staff ID and role assignments. A particular challenge was validating that filtering changes still preserved business-critical reporting outputs. A simple EXCEPT query wasn’t sufficient due to natural variations in timestamps, so I designed comparison tests that focused on field-level parity; ensuring that colleague attributes remained consistent regardless of daily entry.</text:p>
      <text:p text:style-name="Standard"/>
      <text:p text:style-name="Standard">Once the new filtered tables were ready, I turned to the dependent views and fact tables. These had previously used inner joins on DateSK = DateSK between the fact and StaffManager tables, assuming daily completeness. Because my new model didn’t store a row for each colleague every day, I refactored these joins to use OUTER APPLY logic, selecting the most recent applicable record before the fact date (staffmanager.dateSK &lt;= fact.dateSK ORDER BY date DESC). This change preserved accurate dimensional lookups without inflating the volume of imported data.</text:p>
      <text:p text:style-name="Standard"/>
      <text:p text:style-name="Standard">I was also conscious of the performance trade-offs introduced by these more complex joins. I benchmarked query times against the previous model and identified one fact table where performance degraded. To resolve this, I rewrote the upstream view to use Common Table Expressions (CTEs) and limited intermediate row sets to reduce execution time. This preserved the performance improvements we had gained in earlier ETL stages.</text:p>
      <text:p text:style-name="Standard"/>
      <text:p text:style-name="Standard">Throughout this project, I applied continuous improvement principles to guide design and delivery. The root cause of the inefficiency was identified as inherited technical debt, but by isolating where in the pipeline we had control, we were able to adapt our process to make it cloud-ready. At each <text:soft-page-break/>step, I ensured results were peer reviewed and followed standardised deployment processes. I built out pilot and sandbox environments that ran in parallel to the live version, allowing me to check record-level parity and test changes incrementally with minimal disruption.</text:p>
      <text:p text:style-name="Standard"/>
      <text:p text:style-name="Standard">Working within this in-house environment also gave me the opportunity to trial comparison techniques that might not be viable under pay-as-you-go cloud models; an important learning point as we shift towards GCP, where parallelism has direct cost implications.</text:p>
      <text:p text:style-name="Standard"/>
      <text:p text:style-name="Standard">This project also helped me reflect on the broader strategic value of data engineering best practices. I saw firsthand how poor design in upstream systems could create downstream inefficiencies, and how modular, scalable solutions, combined with robust documentation and versioning, can mitigate those issues. My implementation of the USPs for change detection was reusable across other ETLs, and the refactoring work on joins has provided a pattern we now use in other pipelines with non-dense date data.</text:p>
      <text:p text:style-name="Standard"/>
      <text:p text:style-name="Standard">In terms of broader collaboration, I presented regular updates to both my manager and senior stakeholders. This ensured alignment with reporting teams, database administrators, and cloud migration leads. Their feedback helped refine my approach and highlighted further opportunities to optimise view logic and reduce duplication across datasets.</text:p>
      <text:p text:style-name="Standard"/>
      <text:p text:style-name="Standard">Looking ahead, this work has shaped my thinking on building sustainable, cost-conscious cloud pipelines. By moving to a model where we only process what is meaningful, we not only reduce GCP costs but also improve operational resilience and scalability. The lessons learned <text:s/>around comparing partial datasets, reworking joins for sparsity, and balancing early-stage optimisations with late-stage complexity are all directly transferable to our future-state architecture.</text:p>
      <text:p text:style-name="Standard"/>
      <text:p text:style-name="Standard">This experience demonstrated the impact that targeted technical interventions can have on long-term system performance and cost management. By addressing a legacy inefficiency through structured analysis, stakeholder engagement, and best-practice development methods, I helped reduce waste and prepare our systems for a cloud-native service provision. The project also reinforced the importance of root cause analysis, iterative validation, and cross-team communication; skills that I will continue to apply and advocate for in future engineering wor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0T10:39:48.957000000</meta:creation-date>
    <dc:date>2025-06-20T10:50:16.478000000</dc:date>
    <meta:editing-duration>PT10M28S</meta:editing-duration>
    <meta:editing-cycles>1</meta:editing-cycles>
    <meta:document-statistic meta:table-count="0" meta:image-count="0" meta:object-count="0" meta:page-count="2" meta:paragraph-count="14" meta:word-count="942" meta:character-count="6308" meta:non-whitespace-character-count="5380"/>
    <meta:generator>LibreOffice/24.8.7.2$Windows_X86_64 LibreOffice_project/e07d0a63a46349d29051da79b1fde8160bab2a89</meta:generator>
  </office:meta>
</office:document-meta>
</file>